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6"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7"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8"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9" style:family="paragraph" style:parent-style-name="Table_20_Contents">
      <style:paragraph-properties style:writing-mode="lr-tb"/>
    </style:style>
    <style:style style:name="P10" style:family="paragraph" style:parent-style-name="Footnote">
      <style:text-properties officeooo:rsid="001ac3b8" officeooo:paragraph-rsid="001ac3b8"/>
    </style:style>
    <style:style style:name="P11" style:family="paragraph" style:parent-style-name="Preformatted_20_Text">
      <style:text-properties officeooo:rsid="001fd834" officeooo:paragraph-rsid="001fd834"/>
    </style:style>
    <style:style style:name="P12" style:family="paragraph" style:parent-style-name="Preformatted_20_Text">
      <style:text-properties officeooo:paragraph-rsid="001fd834"/>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text-properties fo:font-weight="bold" style:font-weight-asian="bold" style:font-weight-complex="bold"/>
    </style:style>
    <style:style style:name="P22" style:family="paragraph" style:parent-style-name="Text_20_body" style:list-style-name="L6">
      <style:text-properties fo:font-weight="bold"/>
    </style:style>
    <style:style style:name="P23" style:family="paragraph" style:parent-style-name="Text_20_body" style:list-style-name="L6">
      <style:text-properties fo:font-weight="normal" style:font-weight-asian="normal" style:font-weight-complex="normal"/>
    </style:style>
    <style:style style:name="P24" style:family="paragraph" style:parent-style-name="Text_20_body" style:list-style-name="L7"/>
    <style:style style:name="P25" style:family="paragraph" style:parent-style-name="Text_20_body" style:list-style-name="L7">
      <style:text-properties officeooo:paragraph-rsid="001aa70e"/>
    </style:style>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text-properties officeooo:paragraph-rsid="0022e689"/>
    </style:style>
    <style:style style:name="P37" style:family="paragraph" style:parent-style-name="Preformatted_20_Text" style:list-style-name="L11"/>
    <style:style style:name="P38" style:family="paragraph" style:parent-style-name="Table_20_Contents" style:list-style-name="L13"/>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c791b"/>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68fa"/>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ser's manual for</text:p>
      <text:p text:style-name="P8"><draw:frame draw:style-name="fr1" draw:name="Graphic1" text:anchor-type="as-char" svg:width="10.978cm" svg:height="2.064cm" draw:z-index="0"><draw:image xlink:href="../w2llogo.png" xlink:type="simple" xlink:show="embed" xlink:actuate="onLoad"/></draw:frame></text:p>
      <text:p text:style-name="P7">Writer2LaTeX, Writer2BibTeX, Writer2xhtml and Calc2xhtml</text:p>
      <text:p text:style-name="P6">version 1.<text:span text:style-name="T17">4 beta</text:span> test release</text:p>
      <text:p text:style-name="P5">© 2002–201<text:span text:style-name="T15">4</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13">1 <text:a xlink:type="simple" xlink:href="#__RefHeading__4539_1948605489" text:style-name="Internet_20_link" text:visited-style-name="Internet_20_link">Introduction</text:a><text:tab/>3</text:p>
          <text:p text:style-name="P14">1.1 <text:a xlink:type="simple" xlink:href="#__RefHeading__4541_1948605489" text:style-name="Internet_20_link" text:visited-style-name="Internet_20_link">What is Writer2LaTeX?</text:a><text:tab/>3</text:p>
          <text:p text:style-name="P14">1.2 <text:a xlink:type="simple" xlink:href="#__RefHeading__4543_1948605489" text:style-name="Internet_20_link" text:visited-style-name="Internet_20_link">More about Writer2LaTeX and Writer2BibTeX</text:a><text:tab/>3</text:p>
          <text:p text:style-name="P14">1.3 <text:a xlink:type="simple" xlink:href="#__RefHeading__4545_1948605489" text:style-name="Internet_20_link" text:visited-style-name="Internet_20_link">More about Writer2xhtml and Calc2xhtml</text:a><text:tab/>4</text:p>
          <text:p text:style-name="P13">2 <text:a xlink:type="simple" xlink:href="#__RefHeading__4547_1948605489" text:style-name="Internet_20_link" text:visited-style-name="Internet_20_link">Using the export filters</text:a><text:tab/>5</text:p>
          <text:p text:style-name="P14">2.1 <text:a xlink:type="simple" xlink:href="#__RefHeading__4549_1948605489" text:style-name="Internet_20_link" text:visited-style-name="Internet_20_link">Installing of the filters</text:a><text:tab/>5</text:p>
          <text:p text:style-name="P14">2.2 <text:a xlink:type="simple" xlink:href="#__RefHeading__4551_1948605489" text:style-name="Internet_20_link" text:visited-style-name="Internet_20_link">Using the filters</text:a><text:tab/>5</text:p>
          <text:p text:style-name="P14">2.3 <text:a xlink:type="simple" xlink:href="#__RefHeading__4553_1948605489" text:style-name="Internet_20_link" text:visited-style-name="Internet_20_link">Using Writer2LaTeX and Writer2BibTeX</text:a><text:tab/>5</text:p>
          <text:p text:style-name="P14">2.4 <text:a xlink:type="simple" xlink:href="#__RefHeading__4555_1948605489" text:style-name="Internet_20_link" text:visited-style-name="Internet_20_link">Using Writer2xhtml</text:a><text:tab/>5</text:p>
          <text:p text:style-name="P14">2.5 <text:a xlink:type="simple" xlink:href="#__RefHeading__4557_1948605489" text:style-name="Internet_20_link" text:visited-style-name="Internet_20_link">Using Calc2xhtml</text:a><text:tab/>6</text:p>
          <text:p text:style-name="P14">2.6 <text:a xlink:type="simple" xlink:href="#__RefHeading__4559_1948605489" text:style-name="Internet_20_link" text:visited-style-name="Internet_20_link">Custom configuration</text:a><text:tab/>6</text:p>
          <text:p text:style-name="P14">2.7 <text:a xlink:type="simple" xlink:href="#__RefHeading__4561_1948605489" text:style-name="Internet_20_link" text:visited-style-name="Internet_20_link">Configuration packages</text:a><text:tab/>7</text:p>
          <text:p text:style-name="P13">3 <text:a xlink:type="simple" xlink:href="#__RefHeading__4563_1948605489" text:style-name="Internet_20_link" text:visited-style-name="Internet_20_link">Using the command line utility</text:a><text:tab/>11</text:p>
          <text:p text:style-name="P14">3.1 <text:a xlink:type="simple" xlink:href="#__RefHeading__4565_1948605489" text:style-name="Internet_20_link" text:visited-style-name="Internet_20_link">How to install Writer2LaTeX for command line usage</text:a><text:tab/>11</text:p>
          <text:p text:style-name="P14">3.2 <text:a xlink:type="simple" xlink:href="#__RefHeading__4567_1948605489" text:style-name="Internet_20_link" text:visited-style-name="Internet_20_link">Using the command line utility</text:a><text:tab/>12</text:p>
          <text:p text:style-name="P13">4 <text:a xlink:type="simple" xlink:href="#__RefHeading__4569_1948605489" text:style-name="Internet_20_link" text:visited-style-name="Internet_20_link">Configuration</text:a><text:tab/>14</text:p>
          <text:p text:style-name="P14">4.1 <text:a xlink:type="simple" xlink:href="#__RefHeading__4571_1948605489" text:style-name="Internet_20_link" text:visited-style-name="Internet_20_link">Writer2LaTeX configuration</text:a><text:tab/>14</text:p>
          <text:p text:style-name="P14">4.2 <text:a xlink:type="simple" xlink:href="#__RefHeading__4573_1948605489" text:style-name="Internet_20_link" text:visited-style-name="Internet_20_link">Writer2xhtml and Calc2xhtml configuration</text:a><text:tab/>25</text:p>
          <text:p text:style-name="P14">4.3 <text:a xlink:type="simple" xlink:href="#__RefHeading__4575_1948605489" text:style-name="Internet_20_link" text:visited-style-name="Internet_20_link">Using LibreOffice to create XHTML documents</text:a><text:tab/>36</text:p>
          <text:p text:style-name="P13">5 <text:a xlink:type="simple" xlink:href="#__RefHeading__4577_1948605489" text:style-name="Internet_20_link" text:visited-style-name="Internet_20_link">Special features for the EPUB export</text:a><text:tab/>38</text:p>
          <text:p text:style-name="P14">5.1 <text:a xlink:type="simple" xlink:href="#__RefHeading__4579_1948605489" text:style-name="Internet_20_link" text:visited-style-name="Internet_20_link">Meta data</text:a><text:tab/>38</text:p>
          <text:p text:style-name="P14">5.2 <text:a xlink:type="simple" xlink:href="#__RefHeading__4581_1948605489" text:style-name="Internet_20_link" text:visited-style-name="Internet_20_link">Hidden hedings</text:a><text:tab/>39</text:p>
          <text:p text:style-name="P13">6 <text:a xlink:type="simple" xlink:href="#__RefHeading__4583_1948605489" text:style-name="Internet_20_link" text:visited-style-name="Internet_20_link">The LaTeX package ooomath.sty</text:a><text:tab/>40</text:p>
          <text:p text:style-name="P13">7 <text:a xlink:type="simple" xlink:href="#__RefHeading__4585_1948605489" text:style-name="Internet_20_link" text:visited-style-name="Internet_20_link">Using Writer2LaTeX from another application</text:a><text:tab/>41</text:p>
          <text:p text:style-name="P14">7.1 <text:a xlink:type="simple" xlink:href="#__RefHeading__4587_1948605489" text:style-name="Internet_20_link" text:visited-style-name="Internet_20_link">Using Writer2LaTeX from a Java application</text:a><text:tab/>41</text:p>
          <text:p text:style-name="P14">7.2 <text:a xlink:type="simple" xlink:href="#__RefHeading__4589_1948605489" text:style-name="Internet_20_link" text:visited-style-name="Internet_20_link">Using Writer2LaTeX from a Basic macro</text:a><text:tab/>42</text:p>
          <text:p text:style-name="P14">7.3 <text:a xlink:type="simple" xlink:href="#__RefHeading__4591_1948605489" text:style-name="Internet_20_link" text:visited-style-name="Internet_20_link">Batch conversion with UNO</text:a><text:tab/>44</text:p>
          <text:p text:style-name="P14">7.4 <text:a xlink:type="simple" xlink:href="#__RefHeading__4593_1948605489" text:style-name="Internet_20_link" text:visited-style-name="Internet_20_link">Converting from StarMath with a Basic macro</text:a><text:tab/>45</text:p>
          <text:p text:style-name="P13">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2677587167692518068" text:style-name="L1">
        <text:list-item>
          <text:p text:style-name="P16"><text:span text:style-name="T4">Writer2LaTeX</text:span> converts OpenDocument text documents to LaTeX 2e, and works together with...</text:p>
        </text:list-item>
        <text:list-item>
          <text:p text:style-name="P16"><text:span text:style-name="T4">Writer2BibTeX</text:span> which extracts bibliographic data from an OpenDocument text document and converts it to BibTeX format.</text:p>
        </text:list-item>
        <text:list-item>
          <text:p text:style-name="P16"><text:span text:style-name="T4">Writer2xhtml</text:span> converts OpenDocument text documents to XHTML 1.0 strict, XHTML 1.1, XHTML 1.1 + MathML 2.0, HTML5 or EPUB using CSS2 to convert style information.</text:p>
        </text:list-item>
        <text:list-item>
          <text:p text:style-name="P16"><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3">(or Apache OpenOffice.org)</text:span>. You can use Writer2LaTeX</text:p>
      <text:list xml:id="list758894771487748327" text:style-name="L2">
        <text:list-item>
          <text:p text:style-name="P17">...as an <text:span text:style-name="T2">export filter</text:span> for <text:span text:style-name="T13">LibreOffice</text:span></text:p>
        </text:list-item>
        <text:list-item>
          <text:p text:style-name="P17">...as a <text:span text:style-name="T2">command line utility</text:span>, independent of <text:span text:style-name="T13">LibreOffice</text:span>.</text:p>
        </text:list-item>
        <text:list-item>
          <text:p text:style-name="P1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3422922242746083569" text:style-name="L3">
        <text:list-item>
          <text:p text:style-name="P18">You can use LaTeX as a typesetting engine for your LO documents: Writer2LaTeX can be configured to create a LaTeX document with as much formatting as possible preserved. Note that the resulting LaTeX source will be readable, but not very clean.</text:p>
          <text:p text:style-name="P18">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8">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8">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853554614366606606" text:style-name="L4">
        <text:list-item>
          <text:p text:style-name="P19">Standards compliance is necessary to ensure consistent results when the document is viewed in different browsers. It is also vital to ensure that the created document can be processed further by other tools.</text:p>
        </text:list-item>
        <text:list-item>
          <text:p text:style-name="P19">Customization means that you can control important aspects about the conversion. In particular you can control the style of the document:</text:p>
          <text:list>
            <text:list-item>
              <text:p text:style-name="P19">You can let Writer2xhtml convert the style information in the source document and thus get an XHTML document that has the same general appearance as the original, but is adapted to an online environment.</text:p>
            </text:list-item>
            <text:list-item>
              <text:p text:style-name="P19">You can create a document that adapts the style of the document to your own CSS style sheet.</text:p>
            </text:list-item>
          </text:list>
        </text:list-item>
      </text:list>
      <text:h text:style-name="Heading_20_1" text:outline-level="1"><text:bookmark-start text:name="__RefHeading__4547_1948605489"/>Using the export filters<text:bookmark-end text:name="__RefHeading__4547_1948605489"/></text:h>
      <text:h text:style-name="Heading_20_2" text:outline-level="2"><text:bookmark-start text:name="__RefHeading__4549_1948605489"/>Installing of the filters<text:bookmark-end text:name="__RefHeading__4549_1948605489"/></text:h>
      <text:p text:style-name="Text_20_body">Writer2LaTeX can work as an export filter for <text:span text:style-name="T13">LibreOffice Writer.</text:span></text:p>
      <text:p text:style-name="Text_20_body">Two LO extensions are provided:</text:p>
      <text:list xml:id="list8825570843749351877" text:style-name="L5">
        <text:list-item>
          <text:p text:style-name="P20"><text:span text:style-name="T5">writer2latex.oxt</text:span> installs the LaTeX and BibTeX export filters in Writer</text:p>
        </text:list-item>
        <text:list-item>
          <text:p text:style-name="P20"><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Before you install the Writer2LaTeX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filters<text:bookmark-end text:name="__RefHeading__4551_1948605489"/></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text:bookmark-start text:name="__RefHeading__4553_1948605489"/>Using Writer2LaTeX and Writer2BibTeX<text:bookmark-end text:name="__RefHeading__4553_1948605489"/></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bookmark-start text:name="__RefHeading__4555_1948605489"/><text:reference-mark text:name="xhtml-formats"/>Using Writer2xhtml<text:bookmark-end text:name="__RefHeading__4555_1948605489"/></text:h>
      <text:p text:style-name="Text_20_body">To export a Writer document to XHTML, choose one of the following formats in the export dialog:</text:p>
      <text:list xml:id="list3409299937266521923" text:style-name="L6">
        <text:list-item>
          <text:p text:style-name="P21">XHTML 1.0 strict<text:span text:style-name="T8"> will create an XHTML file which is compatible with the </text:span><text:soft-page-break/><text:span text:style-name="T8">older HTML 4 standard. You can thus expect that the result will be viewable with any browser, but note that mathematical formulas are </text:span><text:span text:style-name="T3">not</text:span><text:span text:style-name="T8"> supported.</text:span></text:p>
        </text:list-item>
        <text:list-item>
          <text:p text:style-name="P21">XHTML 1.1<text:span text:style-name="T8"> will create an XHTML file using the XHTML 1.1 standard, but without support for mathematical formulas.</text:span></text:p>
        </text:list-item>
        <text:list-item>
          <text:p text:style-name="P22">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3"><text:span text:style-name="T5">HTML5</text:span> will create a HTML5 file using MathML for mathematical formulas and SVG for vector graphics. This format should be preferred for contemporary browsers.</text:p>
        </text:list-item>
        <text:list-item>
          <text:p text:style-name="P23"><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HTML5</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 or</text:p>
            <text:p text:style-name="Table_20_Contents"><text:span text:style-name="Source_20_Text">application/xhtml+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bookmark-start text:name="__RefHeading__4557_1948605489"/>Using Calc2xhtml<text:bookmark-end text:name="__RefHeading__4557_1948605489"/></text:h>
      <text:p text:style-name="Text_20_body">To export a Calc document to XHTML, choose <text:span text:style-name="T5">XHTML 1.0 strict</text:span>, <text:span text:style-name="T5">XHTML 1.1</text:span> or <text:span text:style-name="T5">HTML 5</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text:soft-page-break/>choose <text:span text:style-name="T5">Tools – Options – Writer2LaTeX</text:span> resp. <text:span text:style-name="T5">Writer2xhtml.</text:span> </text:p>
      <text:p text:style-name="Text_20_body">All three exporters uses a configuration file in the user installation folder for LO.</text:p>
      <text:list xml:id="list3441840281249765999" text:style-name="L7">
        <text:list-item>
          <text:p text:style-name="P24">On unix-like systems this folder will usually be something like</text:p>
          <text:p text:style-name="P25"><text:span text:style-name="Source_20_Text">home directory/.</text:span><text:span text:style-name="Source_20_Text"><text:span text:style-name="T14">config/libreoffce/4</text:span></text:span><text:span text:style-name="Source_20_Text">/user</text:span></text:p>
        </text:list-item>
        <text:list-item>
          <text:p text:style-name="P24">On Windows it will usually be something like</text:p>
          <text:p text:style-name="P24"><text:span text:style-name="Source_20_Text">C:\Documents and Settings\username\OpenOffice.org2\user</text:span></text:p>
          <text:p text:style-name="P24">or</text:p>
          <text:p text:style-name="P24"><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24">(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6427251496480258935" text:style-name="L8">
        <text:list-item>
          <text:p text:style-name="P26">A configuration file for Writer2LaTeX or Writer2xhtml, see section <text:reference-ref text:reference-format="chapter" text:ref-name="latex-config">4</text:reference-ref>.</text:p>
        </text:list-item>
        <text:list-item>
          <text:p text:style-name="P26">An XHTML template (Writer2xhtml only).</text:p>
        </text:list-item>
        <text:list-item>
          <text:p text:style-name="P26">An LO template.</text:p>
        </text:list-item>
        <text:list-item>
          <text:p text:style-name="P26">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5065795175491929710" text:style-name="L9">
        <text:list-item>
          <text:p text:style-name="P27">If you export to XHTML, the dialog will show an additional entry <text:span text:style-name="T5">Sample custom style</text:span> in the Style list.</text:p>
        </text:list-item>
        <text:list-item>
          <text:p text:style-name="P27">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text:soft-page-break/>&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oft-page-break/><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text:soft-page-break/>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8432222172541130846" text:style-name="L10">
        <text:list-item>
          <text:p text:style-name="P28">Unzip <text:span text:style-name="Source_20_Text">writer2latex1</text:span><text:span text:style-name="Source_20_Text"><text:span text:style-name="T17">4beta</text:span></text:span><text:span text:style-name="Source_20_Text">.zip</text:span> into some directory. This will create a subdirectory <text:span text:style-name="Source_20_Text">writer2latex1</text:span><text:span text:style-name="Source_20_Text"><text:span text:style-name="T17">4</text:span></text:span>.</text:p>
        </text:list-item>
        <text:list-item>
          <text:p text:style-name="P28">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7913201448914948061" text:style-name="L11">
        <text:list-item>
          <text:p text:style-name="P29">Unzip <text:span text:style-name="Source_20_Text">writer2latex1</text:span><text:span text:style-name="Source_20_Text"><text:span text:style-name="T17">4beta</text:span></text:span><text:span text:style-name="Source_20_Text">.zip</text:span> into some directory. This will create a subdirectory <text:span text:style-name="Source_20_Text">writer2latex1</text:span><text:span text:style-name="Source_20_Text"><text:span text:style-name="T17">4</text:span></text:span>.</text:p>
        </text:list-item>
        <text:list-item>
          <text:p text:style-name="P29">Add this directory to your PATH environment variable (optional but recommended).</text:p>
        </text:list-item>
        <text:list-item>
          <text:p text:style-name="P29">Add execute permissions to <text:span text:style-name="Source_20_Text">w2l</text:span> as follows:</text:p>
          <text:p text:style-name="P3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text:span><text:span text:style-name="Source_20_Text"><text:span text:style-name="T20">4</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9">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5251893331744128012" text:style-name="L12">
        <text:list-item>
          <text:p text:style-name="P30"><text:span text:style-name="Source_20_Text">ultraclean.xml</text:span> to produce a <text:span text:style-name="T1">clean</text:span> LaTeX file, ie. almost all the formatting is ignored.</text:p>
        </text:list-item>
        <text:list-item>
          <text:p text:style-name="P30"><text:span text:style-name="Source_20_Text">clean.xml</text:span> is a less radical version; preserves hyperlinks, color and some character formatting.</text:p>
        </text:list-item>
        <text:list-item>
          <text:p text:style-name="P30"><text:span text:style-name="Source_20_Text">pdfscreen.xml</text:span> to produce a LaTeX file which is optimized for screen viewing using the package <text:span text:style-name="Source_20_Text">pdfscreen.sty</text:span>.</text:p>
        </text:list-item>
        <text:list-item>
          <text:p text:style-name="P30"><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3">ooo</text:span><text:span text:style-name="Source_20_Text">math.sty</text:span><text:span text:style-name="T22"> (see section </text:span><text:span text:style-name="T22"><text:bookmark-ref text:reference-format="chapter" text:ref-name="__RefHeading__4583_1948605489">6</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7">.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7">Use this option to specify, that all graphics and text boxes should be centered. If you don't want that, set this option to </text:span><text:span text:style-name="Source_20_Text"><text:span text:style-name="T7">false</text:span></text:span><text:span text:style-name="T7">. Default is </text:span><text:span text:style-name="Source_20_Text"><text:span text:style-name="T7">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7">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9102959115781392061" text:style-name="L13">
              <text:list-item>
                <text:p text:style-name="P38"><text:span text:style-name="Source_20_Text">ignore_all</text:span> will instruct Writer2LaTeX to ignore <text:span text:style-name="T2">all</text:span> character, paragraph, heading, list and footnote formatting contained in the document.</text:p>
              </text:list-item>
              <text:list-item>
                <text:p text:style-name="P38"><text:span text:style-name="Source_20_Text">ignore_most</text:span> will preserve basic character formatting.</text:p>
              </text:list-item>
              <text:list-item>
                <text:p text:style-name="P38"><text:span text:style-name="Source_20_Text">convert_basic</text:span> (default) will preserve basic character formatting, paragraph justification and all numberings (lists, headings, footnotes).</text:p>
              </text:list-item>
              <text:list-item>
                <text:p text:style-name="P38"><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38"><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ext:soft-page-break/>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text:soft-page-break/>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0">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7">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7">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7">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7">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8547483409498058636" text:style-name="L14">
        <text:list-item>
          <text:p text:style-name="P31"><text:span text:style-name="Source_20_Text">name</text:span> specifies the name of the Writer style.</text:p>
        </text:list-item>
        <text:list-item>
          <text:p text:style-name="P31"><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31"><text:span text:style-name="Source_20_Text">element</text:span> specifies the XHTML element to use when converting this style. This is not used for frame and list styles.</text:p>
        </text:list-item>
        <text:list-item>
          <text:p text:style-name="P31"><text:span text:style-name="Source_20_Text">css</text:span> specifies the CSS style class to use when converting this style. If it is not specified or the value is <text:span text:style-name="Source_20_Text">“(none)”</text:span>, no CSS class will be used.</text:p>
        </text:list-item>
        <text:list-item>
          <text:p text:style-name="P31"><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31"><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7">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5474363225592334101" text:style-name="L15">
        <text:list-item>
          <text:p text:style-name="P32">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32"><text:span text:style-name="T18">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32"><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12">&lt;html&gt;</text:p>
      <text:p text:style-name="P12"><text:s text:c="2"/>&lt;head&gt;</text:p>
      <text:p text:style-name="P12"><text:s text:c="4"/>&lt;title/&gt;</text:p>
      <text:p text:style-name="P12"><text:s text:c="2"/>&lt;/head&gt;</text:p>
      <text:p text:style-name="P12"><text:s text:c="2"/>&lt;body&gt;</text:p>
      <text:p text:style-name="P12"><text:soft-page-break/><text:s text:c="4"/><text:span text:style-name="T18">&lt;header&gt;</text:span>&lt;<text:span text:style-name="T18">nav</text:span> id='header' /&gt;<text:span text:style-name="T18">&lt;/header&gt;</text:span></text:p>
      <text:p text:style-name="P12"><text:s text:c="4"/><text:span text:style-name="T18">&lt;aside&gt;</text:span>&lt;<text:span text:style-name="T18">nav</text:span> id='<text:span text:style-name="T18">panel</text:span>' /&gt;<text:span text:style-name="T18">&lt;/aside&gt;</text:span></text:p>
      <text:p text:style-name="P12"><text:s text:c="4"/>&lt;div id='content' /&gt;</text:p>
      <text:p text:style-name="P12"><text:s text:c="4"/><text:span text:style-name="T18">&lt;footer&gt;</text:span>&lt;<text:span text:style-name="T18">nav</text:span> id='<text:span text:style-name="T18">footer</text:span>' /&gt;<text:span text:style-name="T18">&lt;/footer&gt;</text:span></text:p>
      <text:p text:style-name="P12"><text:s text:c="2"/>&lt;/body&gt;</text:p>
      <text:p text:style-name="P11">&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ext:soft-page-break/>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3383979434329532663" text:style-name="L16">
        <text:list-item>
          <text:p text:style-name="P33"><text:span text:style-name="T5">Identifier</text:span>: Each EPUB document must have a unique ID. Normally Writer2xhtml generates a Universal Unique ID (UUID) for this purpose, but you may override this with your own ID.</text:p>
          <text:p text:style-name="P33">To do this add a new property, enter <text:span text:style-name="T5">Identifier</text:span> (case is not important) as name and the ID as value.</text:p>
          <text:p text:style-name="P33">An identifier may follow a specific identification scheme, e.g. ISBN. To specify an identification scheme, append this to the name separated by a period, e.g. <text:span text:style-name="T5">Identifier.ISBN</text:span>.</text:p>
          <text:p text:style-name="P33">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33"><text:span text:style-name="T5">Creator</text:span>: A primary creator or author of the publication.</text:p>
          <text:p text:style-name="P33">Enter <text:span text:style-name="T5">Creator</text:span> as name and the creator's name as value.</text:p>
          <text:p text:style-name="P33">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33">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33">If no creator is defined, Writer2xhtml will export the default creator given in the document (this is usually taken from LO's user settings).</text:p>
        </text:list-item>
        <text:list-item>
          <text:p text:style-name="P33"><text:span text:style-name="T5">Contributor</text:span>: A party whose contribution to the publication is secondary to those named in creator elements. Otherwise it is handled like Creator, and the same rules apply.</text:p>
        </text:list-item>
        <text:list-item>
          <text:p text:style-name="P33"><text:span text:style-name="T5">Date</text:span>: Date of publication. The date must be in the format YYYY-MM-DD (year-month-date) or more generally in the format specified in <text:a xlink:type="simple" xlink:href="http://www.w3.org/TR/NOTE-datetime">http://www.w3.org/TR/NOTE-datetime</text:a>.</text:p>
          <text:p text:style-name="P33">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33">You can give several dates, in this case add a number to the word date, e.g. <text:soft-page-break/><text:span text:style-name="T5">date1.creation</text:span>, <text:span text:style-name="T5">date2.modification</text:span>.</text:p>
          <text:p text:style-name="P33">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22937492097456" text:continue-numbering="true" text:style-name="L16">
        <text:list-item>
          <text:p text:style-name="P33"><text:span text:style-name="T5">Publisher</text:span>: The publisher of the document.</text:p>
        </text:list-item>
        <text:list-item>
          <text:p text:style-name="P33"><text:span text:style-name="T5">Type</text:span>: Terms describing general categories, functions, genres, or aggregation levels for content.</text:p>
        </text:list-item>
        <text:list-item>
          <text:p text:style-name="P33"><text:span text:style-name="T5">Format</text:span>: The media type or dimensions of the resource.</text:p>
        </text:list-item>
        <text:list-item>
          <text:p text:style-name="P33"><text:span text:style-name="T5">Source</text:span>: Information regarding a prior resource from which the publication was derived.</text:p>
        </text:list-item>
        <text:list-item>
          <text:p text:style-name="P33"><text:span text:style-name="T5">Relation</text:span>: An identifier of an auxiliary resource and its relationship to the publication.</text:p>
        </text:list-item>
        <text:list-item>
          <text:p text:style-name="P33"><text:span text:style-name="T5">Coverage</text:span>: The extent or scope of the publication’s content.</text:p>
        </text:list-item>
        <text:list-item>
          <text:p text:style-name="P33"><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3">ooom</text:span></text:span><text:span text:style-name="Source_20_Text">ath.sty</text:span><text:span text:style-name="Source_20_Text"><text:note text:id="ftn0" text:note-class="footnote"><text:note-citation>10</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36">If you use MikTeX you can install <text:span text:style-name="Source_20_Text"><text:span text:style-name="T22">ooo</text:span></text:span><text:span text:style-name="Source_20_Text">math.sty</text:span> as follows:</text:p>
      <text:p text:style-name="Text_20_body">Copy <text:span text:style-name="Source_20_Text"><text:span text:style-name="T22">ooo</text:span></text:span><text:span text:style-name="Source_20_Text">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4184377576173457172" text:style-name="L17">
        <text:list-item>
          <text:p text:style-name="P34">The <text:span text:style-name="Source_20_Text">sSourceURL</text:span> specifies the URL of the source directory</text:p>
        </text:list-item>
        <text:list-item>
          <text:p text:style-name="P34">The <text:span text:style-name="Source_20_Text">sTargetURL</text:span> specifies the URL of the target directory</text:p>
        </text:list-item>
        <text:list-item>
          <text:p text:style-name="P34">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5123895583616866460" text:style-name="L18">
        <text:list-item>
          <text:p text:style-name="P35">The method <text:span text:style-name="Source_20_Text">convertFormula</text:span> converts a StarMath string to a LaTeX string</text:p>
        </text:list-item>
        <text:list-item>
          <text:p text:style-name="P35">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128M</text:span> (or higher).</text:p>
      <text:p text:style-name="Text_20_body">Ongoing work to reduce the memory usage will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Using Writer2LaTeX from another application</text:chapter><text:tab/><text:tab/>Page <text:page-number text:select-page="current">45</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Henrik Just</meta:initial-creator>
    <meta:creation-date>2003-07-03T08:45:42</meta:creation-date>
    <dc:date>2014-09-29T22:29:36.296419673</dc:date>
    <meta:print-date>2004-06-29T10:09:33</meta:print-date>
    <dc:language>en-US</dc:language>
    <meta:editing-cycles>343</meta:editing-cycles>
    <meta:editing-duration>P1DT18H7M1S</meta:editing-duration>
    <meta:document-statistic meta:table-count="24" meta:image-count="1" meta:object-count="0" meta:page-count="46" meta:paragraph-count="1101" meta:word-count="12817" meta:character-count="84486" meta:non-whitespace-character-count="72008"/>
    <meta:user-defined meta:name="Info 1"/>
    <meta:user-defined meta:name="Info 2"/>
    <meta:user-defined meta:name="Info 3"/>
    <meta:user-defined meta:name="Info 4"/>
  </office:meta>
</office:document-meta>
</file>